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5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7.146cm"/>
    </style:style>
    <style:style style:name="co4" style:family="table-column">
      <style:table-column-properties fo:break-before="auto" style:column-width="2.2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2.56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24cm"/>
    </style:style>
    <style:style style:name="co9" style:family="table-column">
      <style:table-column-properties fo:break-before="auto" style:column-width="8.121cm"/>
    </style:style>
    <style:style style:name="co10" style:family="table-column">
      <style:table-column-properties fo:break-before="auto" style:column-width="8.324cm"/>
    </style:style>
    <style:style style:name="co11" style:family="table-column">
      <style:table-column-properties fo:break-before="auto" style:column-width="2.027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2.043cm"/>
    </style:style>
    <style:style style:name="co14" style:family="table-column">
      <style:table-column-properties fo:break-before="auto" style:column-width="4.987cm"/>
    </style:style>
    <style:style style:name="co15" style:family="table-column">
      <style:table-column-properties fo:break-before="auto" style:column-width="2.967cm"/>
    </style:style>
    <style:style style:name="co16" style:family="table-column">
      <style:table-column-properties fo:break-before="auto" style:column-width="3.083cm"/>
    </style:style>
    <style:style style:name="co17" style:family="table-column">
      <style:table-column-properties fo:break-before="auto" style:column-width="6.989cm"/>
    </style:style>
    <style:style style:name="co18" style:family="table-column">
      <style:table-column-properties fo:break-before="auto" style:column-width="3.845cm"/>
    </style:style>
    <style:style style:name="co19" style:family="table-column">
      <style:table-column-properties fo:break-before="auto" style:column-width="4.805cm"/>
    </style:style>
    <style:style style:name="co20" style:family="table-column">
      <style:table-column-properties fo:break-before="auto" style:column-width="2.574cm"/>
    </style:style>
    <style:style style:name="co21" style:family="table-column">
      <style:table-column-properties fo:break-before="auto" style:column-width="4.131cm"/>
    </style:style>
    <style:style style:name="co22" style:family="table-column">
      <style:table-column-properties fo:break-before="auto" style:column-width="0.908cm"/>
    </style:style>
    <style:style style:name="co23" style:family="table-column">
      <style:table-column-properties fo:break-before="auto" style:column-width="2.097cm"/>
    </style:style>
    <style:style style:name="co24" style:family="table-column">
      <style:table-column-properties fo:break-before="auto" style:column-width="0.395cm"/>
    </style:style>
    <style:style style:name="co25" style:family="table-column">
      <style:table-column-properties fo:break-before="auto" style:column-width="0.423cm"/>
    </style:style>
    <style:style style:name="co26" style:family="table-column">
      <style:table-column-properties fo:break-before="auto" style:column-width="6.876cm"/>
    </style:style>
    <style:style style:name="co27" style:family="table-column">
      <style:table-column-properties fo:break-before="auto" style:column-width="6.847cm"/>
    </style:style>
    <style:style style:name="co28" style:family="table-column">
      <style:table-column-properties fo:break-before="auto" style:column-width="0.593cm"/>
    </style:style>
    <style:style style:name="co29" style:family="table-column">
      <style:table-column-properties fo:break-before="auto" style:column-width="4.725cm"/>
    </style:style>
    <style:style style:name="co30" style:family="table-column">
      <style:table-column-properties fo:break-before="auto" style:column-width="1.131cm"/>
    </style:style>
    <style:style style:name="co31" style:family="table-column">
      <style:table-column-properties fo:break-before="auto" style:column-width="6.325cm"/>
    </style:style>
    <style:style style:name="co32" style:family="table-column">
      <style:table-column-properties fo:break-before="auto" style:column-width="0.3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621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66" style:family="table-cell" style:parent-style-name="Default">
      <style:table-cell-properties style:rotation-align="none"/>
    </style:style>
    <style:style style:name="ce100" style:family="table-cell" style:parent-style-name="Default" style:data-style-name="N36">
      <style:table-cell-properties style:rotation-align="none"/>
    </style:style>
    <style:style style:name="ce1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14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4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15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Excel_20_Built-in_20_Comma" style:data-style-name="N155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rotation-align="none" style:vertical-align="top"/>
      <style:paragraph-properties fo:text-align="center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8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9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8.663cm" fo:min-width="1.374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D7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H6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101"/>
        <table:table-column table:style-name="co3" table:default-cell-style-name="ce101"/>
        <table:table-column table:style-name="co4" table:default-cell-style-name="ce101"/>
        <table:table-column table:style-name="co5" table:default-cell-style-name="ce103"/>
        <table:table-column table:style-name="co6" table:number-columns-repeated="1018" table:default-cell-style-name="ce101"/>
        <table:table-column table:style-name="co7" table:default-cell-style-name="ce66"/>
        <table:table-row table:style-name="ro1">
          <table:table-cell table:number-columns-repeated="2"/>
          <table:table-cell office:value-type="string" calcext:value-type="string">
            <text:p>Lise arkası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urat Çalışka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office:value-type="float" office:value="52000" calcext:value-type="float">
            <text:p>520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emmuz 2022 tüfe oranı</text:p>
          </table:table-cell>
          <table:table-cell office:value-type="float" office:value="79.6" calcext:value-type="float">
            <text:p>79,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 calcext:value-type="string">
            <text:p>Ağustos ayı Tahmini</text:p>
          </table:table-cell>
          <table:table-cell office:value-type="float" office:value="2.57" calcext:value-type="float">
            <text:p>2,5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 calcext:value-type="string">
            <text:p>Ağustos Tüfe 12 aylık Tahmini</text:p>
          </table:table-cell>
          <table:table-cell table:formula="of:=[.D6]+[.D7]" office:value-type="float" office:value="82.17" calcext:value-type="float">
            <text:p>82,17</text:p>
          </table:table-cell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2021-22 yılı kirası</text:p>
          </table:table-cell>
          <table:table-cell office:value-type="float" office:value="52000" calcext:value-type="float">
            <text:p>5200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2022-23 artışı</text:p>
          </table:table-cell>
          <table:table-cell table:formula="of:=[.D11]*[.D8]/100" office:value-type="float" office:value="42728.4" calcext:value-type="float">
            <text:p>42728,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30 Ağustos 2022 – 29 Ağustos 202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022-23 yılı kirası</text:p>
          </table:table-cell>
          <table:table-cell table:formula="of:=[.D11]+[.D12]" office:value-type="float" office:value="94728.4" calcext:value-type="float">
            <text:p>94728,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02" office:value-type="string" calcext:value-type="string">
            <text:p>tutar</text:p>
          </table:table-cell>
          <table:table-cell table:style-name="ce104" office:value-type="string" calcext:value-type="string">
            <text:p>bakiy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02"/>
          <table:table-cell table:style-name="ce104"/>
          <table:table-cell table:number-columns-repeated="1019"/>
        </table:table-row>
        <table:table-row table:style-name="ro2">
          <table:table-cell table:style-name="ce100" office:value-type="date" office:date-value="2021-08-15" calcext:value-type="date">
            <text:p>15.08.2021</text:p>
          </table:table-cell>
          <table:table-cell/>
          <table:table-cell office:value-type="string" calcext:value-type="string">
            <text:p>2021-22 kira bedeli</text:p>
          </table:table-cell>
          <table:table-cell table:formula="of:=[.D14]" office:value-type="float" office:value="94728.4" calcext:value-type="float">
            <text:p>94728,4</text:p>
          </table:table-cell>
          <table:table-cell table:formula="of:=[.D21]" office:value-type="float" office:value="94728.4" calcext:value-type="float">
            <text:p>94.728,4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formula="of:=[.E21]+[.D22]" office:value-type="float" office:value="94728.4" calcext:value-type="float">
            <text:p>94.728,4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formula="of:=[.E22]+[.D23]" office:value-type="float" office:value="94728.4" calcext:value-type="float">
            <text:p>94.728,4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5">
          <table:table-cell table:number-columns-repeated="3"/>
          <table:table-cell table:style-name="ce10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3"/>
          <table:table-cell table:style-name="ce10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02"/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Borçlu Alacaklı Giriş" table:style-name="ta2">
        <table:table-column table:style-name="co8" table:default-cell-style-name="ce7"/>
        <table:table-column table:style-name="co9" table:default-cell-style-name="ce10"/>
        <table:table-column table:style-name="co10" table:default-cell-style-name="ce12"/>
        <table:table-column table:style-name="co11" table:number-columns-repeated="1021" table:default-cell-style-name="ce7"/>
        <table:table-row table:style-name="ro2">
          <table:table-cell table:style-name="ce8" table:number-columns-spanned="1" table:number-rows-spanned="2"/>
          <table:table-cell table:style-name="ce9" office:value-type="string" calcext:value-type="string">
            <text:p>Alacaklı Adı Soyadı / Unvanı</text:p>
          </table:table-cell>
          <table:table-cell table:style-name="ce11"/>
          <table:table-cell table:number-columns-repeated="1021"/>
        </table:table-row>
        <table:table-row table:style-name="ro2">
          <table:covered-table-cell table:style-name="ce8"/>
          <table:table-cell table:style-name="ce9" office:value-type="string" calcext:value-type="string">
            <text:p>İl</text:p>
          </table:table-cell>
          <table:table-cell table:style-name="ce11" office:value-type="string" calcext:value-type="string">
            <text:p>TOK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7" office:value-type="string" calcext:value-type="string" table:number-columns-spanned="1" table:number-rows-spanned="5">
            <text:p>BORÇLU</text:p>
          </table:table-cell>
          <table:table-cell table:style-name="ce9" office:value-type="string" calcext:value-type="string">
            <text:p>Kişilik</text:p>
          </table:table-cell>
          <table:table-cell table:style-name="ce106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37"/>
          <table:table-cell table:style-name="ce9" office:value-type="string" calcext:value-type="string">
            <text:p>Adı Soyadı / Unvanı</text:p>
          </table:table-cell>
          <table:table-cell table:style-name="ce106"/>
          <table:table-cell table:number-columns-repeated="1021"/>
        </table:table-row>
        <table:table-row table:style-name="ro2">
          <table:covered-table-cell table:style-name="ce37"/>
          <table:table-cell table:style-name="ce9" office:value-type="string" calcext:value-type="string">
            <text:p>Adresi</text:p>
          </table:table-cell>
          <table:table-cell table:style-name="ce106"/>
          <table:table-cell table:number-columns-repeated="1021"/>
        </table:table-row>
        <table:table-row table:style-name="ro2">
          <table:covered-table-cell table:style-name="ce37"/>
          <table:table-cell table:style-name="ce9" office:value-type="string" calcext:value-type="string">
            <text:p>Vergi Dairesi</text:p>
          </table:table-cell>
          <table:table-cell table:style-name="ce106" office:value-type="string" calcext:value-type="string">
            <text:p>Tokat</text:p>
          </table:table-cell>
          <table:table-cell table:number-columns-repeated="1021"/>
        </table:table-row>
        <table:table-row table:style-name="ro2">
          <table:covered-table-cell table:style-name="ce37"/>
          <table:table-cell table:style-name="ce9" office:value-type="string" calcext:value-type="string">
            <text:p>Vergi No/TC Kimlik No</text:p>
          </table:table-cell>
          <table:table-cell table:style-name="ce106"/>
          <table:table-cell table:number-columns-repeated="1021"/>
        </table:table-row>
        <table:table-row table:style-name="ro2">
          <table:table-cell table:style-name="ce37" office:value-type="string" calcext:value-type="string" table:number-columns-spanned="1" table:number-rows-spanned="4">
            <text:p>KEFİL</text:p>
          </table:table-cell>
          <table:table-cell table:style-name="ce9" office:value-type="string" calcext:value-type="string">
            <text:p>Adı Soyadı / Unvanı</text:p>
          </table:table-cell>
          <table:table-cell table:style-name="ce106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37"/>
          <table:table-cell table:style-name="ce9" office:value-type="string" calcext:value-type="string">
            <text:p>Ad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37"/>
          <table:table-cell table:style-name="ce9" office:value-type="string" calcext:value-type="string">
            <text:p>Vergi Dairesi</text:p>
          </table:table-cell>
          <table:table-cell table:style-name="ce106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37"/>
          <table:table-cell table:style-name="ce9" office:value-type="string" calcext:value-type="string">
            <text:p>Vergi No/TC Kimlik No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table:table-column table:style-name="co12" table:default-cell-style-name="ce101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101"/>
        <table:table-column table:style-name="co17" table:default-cell-style-name="ce24"/>
        <table:table-column table:style-name="co18" table:default-cell-style-name="ce20"/>
        <table:table-column table:style-name="co19" table:default-cell-style-name="ce20"/>
        <table:table-column table:style-name="co20" table:number-columns-repeated="1016" table:default-cell-style-name="ce101"/>
        <table:table-row table:style-name="ro2">
          <table:table-cell table:style-name="ce109" table:number-columns-spanned="1" table:number-rows-spanned="2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09"/>
          <table:table-cell table:style-name="ce18" office:value-type="string" calcext:value-type="string">
            <text:p>Senet No</text:p>
          </table:table-cell>
          <table:table-cell table:style-name="ce18" office:value-type="string" calcext:value-type="string">
            <text:p>Düzenleme Tarihi</text:p>
          </table:table-cell>
          <table:table-cell table:style-name="ce18" office:value-type="string" calcext:value-type="string">
            <text:p>Vade Tarihi</text:p>
          </table:table-cell>
          <table:table-cell table:style-name="ce10" office:value-type="string" calcext:value-type="string">
            <text:p>Tutarı Rakamla</text:p>
          </table:table-cell>
          <table:table-cell table:style-name="ce25" office:value-type="string" calcext:value-type="string">
            <text:p>Tutarı Yazıyla</text:p>
          </table:table-cell>
          <table:table-cell table:style-name="ce18" office:value-type="string" calcext:value-type="string">
            <text:p>Borcun Nedeni</text:p>
          </table:table-cell>
          <table:table-cell table:style-name="ce18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7" office:value-type="float" office:value="3" calcext:value-type="float" table:number-columns-spanned="1" table:number-rows-spanned="7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date" office:date-value="2021-08-11" calcext:value-type="date">
            <text:p>11.08.2021</text:p>
          </table:table-cell>
          <table:table-cell table:style-name="ce21" office:value-type="string" calcext:value-type="string">
            <text:p><text:s/></text:p>
          </table:table-cell>
          <table:table-cell table:style-name="ce22" office:value-type="float" office:value="28000" calcext:value-type="float">
            <text:p>28.000,00</text:p>
          </table:table-cell>
          <table:table-cell table:style-name="ce26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Yirmisekizbin TL " calcext:value-type="string">
            <text:p>Yirmisekizbin TL </text:p>
          </table:table-cell>
          <table:table-cell table:style-name="ce19" table:content-validation-name="val2" office:value-type="string" calcext:value-type="string">
            <text:p>nakden</text:p>
          </table:table-cell>
          <table:table-cell table:style-name="ce19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 office:value-type="float" office:value="2" calcext:value-type="float">
            <text:p>2</text:p>
          </table:table-cell>
          <table:table-cell table:style-name="ce21" office:value-type="date" office:date-value="2021-02-25" calcext:value-type="date">
            <text:p>25.02.2021</text:p>
          </table:table-cell>
          <table:table-cell table:style-name="ce21" office:value-type="date" office:date-value="2021-04-30" calcext:value-type="date">
            <text:p>30.04.2021</text:p>
          </table:table-cell>
          <table:table-cell table:style-name="ce23"/>
          <table:table-cell table:style-name="ce27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TL" calcext:value-type="string">
            <text:p>TL</text:p>
          </table:table-cell>
          <table:table-cell table:formula="of:=[.G3]" office:value-type="string" office:string-value="nakden" calcext:value-type="string">
            <text:p>nakden</text:p>
          </table:table-cell>
          <table:table-cell table:style-name="ce19" office:value-type="string" calcext:value-type="string">
            <text:p>2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17" table:number-columns-spanned="1" table:number-rows-spanned="5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table-cell table:style-name="ce17" table:number-columns-spanned="1" table:number-rows-spanned="4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/>
          <table:table-cell table:style-name="ce16"/>
          <table:table-cell table:style-name="ce7"/>
          <table:table-cell table:number-columns-repeated="1019"/>
        </table:table-row>
        <table:table-row table:style-name="ro2" table:number-rows-repeated="3">
          <table:table-cell table:style-name="ce7"/>
          <table:table-cell table:style-name="ce18"/>
          <table:table-cell table:style-name="ce16" table:number-columns-repeated="2"/>
          <table:table-cell table:style-name="ce7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Önizleme" table:style-name="ta4"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5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11" table:number-columns-repeated="1008" table:default-cell-style-name="ce29"/>
        <table:table-column table:style-name="co7" table:default-cell-style-name="ce66"/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>
          <table:table-cell table:style-name="ce28"/>
          <table:table-cell table:style-name="ce30">
            <draw:custom-shape table:end-cell-address="'Senet Önizleme'.C33" table:end-x="2.068cm" table:end-y="0.566cm" draw:z-index="0" draw:name="CustomShape 1" draw:style-name="gr1" draw:text-style-name="P1" svg:width="2.388cm" svg:height="19.228cm" svg:x="0.588cm" svg:y="0.586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09"/>
          <table:table-cell table:style-name="ce31"/>
          <table:table-cell table:style-name="ce131" table:formula="of:=[.$H17] &amp;&quot;    - Taksit No: &quot; &amp; [.$J5]&amp;&quot;  &quot;" office:value-type="string" office:string-value="0    - Taksit No: - 1 -  " calcext:value-type="string" table:number-columns-spanned="1" table:number-rows-spanned="31">
            <text:p>0 <text:s text:c="3"/>- Taksit No: - 1 -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style-name="ce99" table:number-columns-repeated="1008"/>
          <table:table-cell/>
        </table:table-row>
        <table:table-row table:style-name="ro3">
          <table:table-cell table:style-name="ce28"/>
          <table:table-cell table:style-name="ce32"/>
          <table:covered-table-cell table:style-name="ce131"/>
          <table:table-cell table:style-name="ce131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1"/>
          <table:table-cell table:style-name="ce131" table:number-columns-repeated="2"/>
          <table:table-cell table:style-name="ce45" table:formula="of:=[$'Senet Taksit Giriş'.D3]" office:value-type="string" office:string-value=" " calcext:value-type="string" table:number-columns-spanned="1" table:number-rows-spanned="2">
            <text:p><text:s/></text:p>
          </table:table-cell>
          <table:table-cell table:style-name="ce62"/>
          <table:table-cell table:style-name="ce71" table:formula="of:=&quot;# &quot;&amp;TEXT(([$'Senet Taksit Giriş'.E3]);&quot;#.##0,00&quot;)&amp;&quot; TL #&quot;" office:value-type="string" office:string-value="# 28.000,00 TL #" calcext:value-type="string" table:number-columns-spanned="1" table:number-rows-spanned="2">
            <text:p># 28.000,00 TL #</text:p>
          </table:table-cell>
          <table:table-cell table:style-name="ce76"/>
          <table:table-cell table:style-name="ce77" table:formula="of:=&quot;- &quot;&amp;TEXT(INT([$'Senet Taksit Giriş'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84"/>
          <table:table-cell table:style-name="ce88" table:formula="of:=[$'Senet Taksit Giriş'.C3]" office:value-type="date" office:date-value="2021-08-11" calcext:value-type="date" table:number-columns-spanned="1" table:number-rows-spanned="2">
            <text:p>11.08.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1"/>
          <table:table-cell table:style-name="ce131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1"/>
          <table:table-cell table:style-name="ce131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1"/>
          <table:table-cell table:style-name="ce131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Yirmisekizbin TL 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<text:s text:c="61"/>tarihinde; Sayın : <text:s text:c="122"/>veyahut emruhavalesine yukarıda yazılı Yalnız # Yirmisekizbin TL <text:s/>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1"/>
          <table:table-cell table:style-name="ce131" table:number-columns-repeated="2"/>
          <table:covered-table-cell table:number-columns-repeated="7" table:style-name="ce14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 table:number-columns-repeated="2"/>
          <table:covered-table-cell table:number-columns-repeated="7" table:style-name="ce14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 table:number-columns-repeated="2"/>
          <table:covered-table-cell table:number-columns-repeated="7" table:style-name="ce14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 table:number-columns-repeated="2"/>
          <table:covered-table-cell table:number-columns-repeated="7" table:style-name="ce14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 table:number-columns-repeated="2"/>
          <table:covered-table-cell table:number-columns-repeated="7" table:style-name="ce14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 table:number-columns-repeated="2"/>
          <table:covered-table-cell table:number-columns-repeated="7" table:style-name="ce14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 table:number-columns-repeated="2"/>
          <table:covered-table-cell table:number-columns-repeated="7" table:style-name="ce14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 table:number-columns-repeated="2"/>
          <table:covered-table-cell table:number-columns-repeated="7" table:style-name="ce14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float" office:value="0" calcext:value-type="float">
            <text:p>0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1"/>
          <table:table-cell table:style-name="ce131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61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1"/>
          <table:table-cell table:style-name="ce131"/>
          <table:table-cell table:style-name="ce41"/>
          <table:table-cell table:style-name="ce145" table:formula="of:=[$'Senet Borçlu Alacaklı Giriş'.$C$6]" office:value-type="float" office:value="0" calcext:value-type="float" table:number-columns-spanned="4" table:number-rows-spanned="4">
            <text:p>0</text:p>
          </table:table-cell>
          <table:covered-table-cell table:number-columns-repeated="2" table:style-name="ce145"/>
          <table:covered-table-cell table:style-name="ce161"/>
          <table:table-cell table:style-name="ce161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1"/>
          <table:table-cell table:style-name="ce131"/>
          <table:table-cell table:style-name="ce41"/>
          <table:covered-table-cell table:number-columns-repeated="3" table:style-name="ce145"/>
          <table:covered-table-cell table:style-name="ce161"/>
          <table:table-cell table:style-name="ce161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1"/>
          <table:table-cell table:style-name="ce131"/>
          <table:table-cell table:style-name="ce41"/>
          <table:covered-table-cell table:number-columns-repeated="3" table:style-name="ce145"/>
          <table:covered-table-cell table:style-name="ce161"/>
          <table:table-cell table:style-name="ce161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1"/>
          <table:table-cell table:style-name="ce131"/>
          <table:table-cell table:style-name="ce41"/>
          <table:covered-table-cell table:number-columns-repeated="3" table:style-name="ce145"/>
          <table:covered-table-cell table:style-name="ce161"/>
          <table:table-cell table:style-name="ce161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1"/>
          <table:table-cell table:style-name="ce131"/>
          <table:table-cell table:style-name="ce42"/>
          <table:table-cell table:style-name="ce53" table:formula="of:=&quot;Vergi Dairesi  &quot;" office:value-type="string" office:string-value="Vergi Dairesi" calcext:value-type="string">
            <text:p>Vergi Dairesi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Tokat" calcext:value-type="string">
            <text:p>Tokat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1"/>
          <table:table-cell table:style-name="ce131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61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/>
          <table:table-cell table:style-name="ce41"/>
          <table:table-cell table:style-name="ce153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3"/>
          <table:covered-table-cell table:style-name="ce161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/>
          <table:table-cell table:style-name="ce41"/>
          <table:covered-table-cell table:number-columns-repeated="3" table:style-name="ce153"/>
          <table:covered-table-cell table:style-name="ce161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/>
          <table:table-cell table:style-name="ce41"/>
          <table:covered-table-cell table:number-columns-repeated="3" table:style-name="ce153"/>
          <table:covered-table-cell table:style-name="ce161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/>
          <table:table-cell table:style-name="ce41"/>
          <table:covered-table-cell table:number-columns-repeated="3" table:style-name="ce153"/>
          <table:covered-table-cell table:style-name="ce161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/>
          <table:table-cell table:style-name="ce42"/>
          <table:table-cell table:style-name="ce59" table:formula="of:=&quot;Vergi Dairesi  &quot;" office:value-type="string" office:string-value="Vergi Dairesi" calcext:value-type="string">
            <text:p>Vergi Dairesi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 table:number-rows-repeated="2">
          <table:table-cell table:number-columns-repeated="1022"/>
        </table:table-row>
        <table:table-row table:style-name="ro3">
          <table:table-cell table:style-name="ce28"/>
          <table:table-cell table:style-name="ce30">
            <draw:custom-shape table:end-cell-address="'Senet Önizleme'.C69" table:end-x="2.068cm" table:end-y="0.565cm" draw:z-index="1" draw:name="CustomShape 1" draw:style-name="gr1" draw:text-style-name="P1" svg:width="2.388cm" svg:height="19.228cm" svg:x="0.588cm" svg:y="0.585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09"/>
          <table:table-cell table:style-name="ce31"/>
          <table:table-cell table:style-name="ce131" table:formula="of:=[.$H53] &amp;&quot;    - Taksit No: &quot; &amp; [.$J41]&amp;&quot;  &quot;" office:value-type="string" office:string-value="0    - Taksit No: 2  " calcext:value-type="string" table:number-columns-spanned="1" table:number-rows-spanned="31">
            <text:p>0 <text:s text:c="3"/>- Taksit No: 2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1"/>
          <table:table-cell table:style-name="ce131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1"/>
          <table:table-cell table:style-name="ce131" table:number-columns-repeated="2"/>
          <table:table-cell table:style-name="ce45" table:formula="of:=[$'Senet Taksit Giriş'.D4]" office:value-type="date" office:date-value="2021-04-30" calcext:value-type="date" table:number-columns-spanned="1" table:number-rows-spanned="2">
            <text:p>30.04.2021</text:p>
          </table:table-cell>
          <table:table-cell table:style-name="ce62"/>
          <table:table-cell table:style-name="ce71" table:formula="of:=[$'Senet Taksit Giriş'.E4]" office:value-type="float" office:value="0" calcext:value-type="float" table:number-columns-spanned="1" table:number-rows-spanned="2">
            <text:p/>
          </table:table-cell>
          <table:table-cell table:style-name="ce76"/>
          <table:table-cell table:style-name="ce77" table:formula="of:=[$'Senet Taksit Giriş'.B4]" office:value-type="float" office:value="2" calcext:value-type="float" table:number-columns-spanned="1" table:number-rows-spanned="2">
            <text:p>2</text:p>
          </table:table-cell>
          <table:table-cell table:style-name="ce84"/>
          <table:table-cell table:style-name="ce88" table:formula="of:=[$'Senet Taksit Giriş'.C4]" office:value-type="date" office:date-value="2021-02-25" calcext:value-type="date" table:number-columns-spanned="1" table:number-rows-spanned="2">
            <text:p>25.02.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1"/>
          <table:table-cell table:style-name="ce131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1"/>
          <table:table-cell table:style-name="ce131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1"/>
          <table:table-cell table:style-name="ce131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40]&amp;&quot; #  kayıtsız ve şartsız ödemeyi vaadederi&quot;&amp;IF([$'Senet Borçlu Alacaklı Giriş'.$C$4]=&quot;Gerçek Kişi&quot;;&quot;m.&quot;;&quot;z.&quot;)&amp;&quot; Bedeli &quot;&amp;[$'Senet Taksit Giriş'.G4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30 Nisan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30 Nisan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1"/>
          <table:table-cell table:style-name="ce131" table:number-columns-repeated="2"/>
          <table:covered-table-cell table:number-columns-repeated="7" table:style-name="ce14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 table:number-columns-repeated="2"/>
          <table:covered-table-cell table:number-columns-repeated="7" table:style-name="ce14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 table:number-columns-repeated="2"/>
          <table:covered-table-cell table:number-columns-repeated="7" table:style-name="ce14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 table:number-columns-repeated="2"/>
          <table:covered-table-cell table:number-columns-repeated="7" table:style-name="ce14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 table:number-columns-repeated="2"/>
          <table:covered-table-cell table:number-columns-repeated="7" table:style-name="ce14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 table:number-columns-repeated="2"/>
          <table:covered-table-cell table:number-columns-repeated="7" table:style-name="ce14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 table:number-columns-repeated="2"/>
          <table:covered-table-cell table:number-columns-repeated="7" table:style-name="ce14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 table:number-columns-repeated="2"/>
          <table:covered-table-cell table:number-columns-repeated="7" table:style-name="ce14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float" office:value="0" calcext:value-type="float">
            <text:p>0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1"/>
          <table:table-cell table:style-name="ce131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61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1"/>
          <table:table-cell table:style-name="ce131"/>
          <table:table-cell table:style-name="ce41"/>
          <table:table-cell table:style-name="ce145" table:formula="of:=[$'Senet Borçlu Alacaklı Giriş'.$C$6]" office:value-type="float" office:value="0" calcext:value-type="float" table:number-columns-spanned="4" table:number-rows-spanned="4">
            <text:p>0</text:p>
          </table:table-cell>
          <table:covered-table-cell table:number-columns-repeated="2" table:style-name="ce145"/>
          <table:covered-table-cell table:style-name="ce161"/>
          <table:table-cell table:style-name="ce161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1"/>
          <table:table-cell table:style-name="ce131"/>
          <table:table-cell table:style-name="ce41"/>
          <table:covered-table-cell table:number-columns-repeated="3" table:style-name="ce145"/>
          <table:covered-table-cell table:style-name="ce161"/>
          <table:table-cell table:style-name="ce161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1"/>
          <table:table-cell table:style-name="ce131"/>
          <table:table-cell table:style-name="ce41"/>
          <table:covered-table-cell table:number-columns-repeated="3" table:style-name="ce145"/>
          <table:covered-table-cell table:style-name="ce161"/>
          <table:table-cell table:style-name="ce161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1"/>
          <table:table-cell table:style-name="ce131"/>
          <table:table-cell table:style-name="ce41"/>
          <table:covered-table-cell table:number-columns-repeated="3" table:style-name="ce145"/>
          <table:covered-table-cell table:style-name="ce161"/>
          <table:table-cell table:style-name="ce161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1"/>
          <table:table-cell table:style-name="ce131"/>
          <table:table-cell table:style-name="ce42"/>
          <table:table-cell table:style-name="ce53" table:formula="of:=&quot;Vergi Dairesi  &quot;" office:value-type="string" office:string-value="Vergi Dairesi  " calcext:value-type="string">
            <text:p>Vergi Dairesi <text:s/>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Tokat" calcext:value-type="string">
            <text:p>Tokat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1"/>
          <table:table-cell table:style-name="ce131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61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/>
          <table:table-cell table:style-name="ce41"/>
          <table:table-cell table:style-name="ce153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3"/>
          <table:covered-table-cell table:style-name="ce161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/>
          <table:table-cell table:style-name="ce41"/>
          <table:covered-table-cell table:number-columns-repeated="3" table:style-name="ce153"/>
          <table:covered-table-cell table:style-name="ce161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/>
          <table:table-cell table:style-name="ce41"/>
          <table:covered-table-cell table:number-columns-repeated="3" table:style-name="ce153"/>
          <table:covered-table-cell table:style-name="ce161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/>
          <table:table-cell table:style-name="ce41"/>
          <table:covered-table-cell table:number-columns-repeated="3" table:style-name="ce153"/>
          <table:covered-table-cell table:style-name="ce161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1"/>
          <table:table-cell table:style-name="ce131"/>
          <table:table-cell table:style-name="ce42"/>
          <table:table-cell table:style-name="ce59" table:formula="of:=&quot;Vergi Dairesi  &quot;" office:value-type="string" office:string-value="Vergi Dairesi  " calcext:value-type="string">
            <text:p>Vergi Dairesi <text:s/>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Default" table:number-columns-repeated="13"/>
          <table:table-cell table:number-columns-repeated="1009"/>
        </table:table-row>
        <table:table-row table:style-name="ro3" table:number-rows-repeated="1048438">
          <table:table-cell table:number-columns-repeated="1022"/>
        </table:table-row>
        <table:table-row table:style-name="ro4" table:number-rows-repeated="66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4P0"/>
    </number:number-style>
    <number:date-style style:name="N125">
      <number:day number:style="long"/>
      <number:text>.</number:text>
      <number:month number:textual="true"/>
      <number:text>.</number:text>
      <number:year/>
    </number:date-style>
    <number:date-style style:name="N126">
      <number:month number:textual="true"/>
      <number:text>.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0" number:min-decimal-places="0" number:min-integer-digits="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14.801cm" style:num-format="1" style:print-orientation="landscape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.00.0000</text:date>, <text:time style:data-style-name="N2" text:time-value="11:46:32.5427597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Borçlu_20_Alacaklı_20_Giriş" style:display-name="PageStyle_Senet Borçlu Alacaklı Giriş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dc:date>2022-08-25T11:57:31.460485896</dc:date>
    <meta:editing-cycles>36</meta:editing-cycles>
    <meta:editing-duration>PT10H1M24S</meta:editing-duration>
    <meta:generator>LibreOffice/7.2.7.2$Linux_X86_64 LibreOffice_project/20$Build-2</meta:generator>
    <meta:document-statistic meta:table-count="4" meta:cell-count="132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